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0ba125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italic" fo:font-weight="normal" officeooo:paragraph-rsid="000a7a51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background-color="#6666ff" loext:char-shading-value="0"/>
    </style:style>
    <style:style style:name="T13" style:family="text">
      <style:text-properties style:font-name="Century Schoolbook L" fo:font-size="48pt" fo:font-style="normal" style:font-size-asian="48pt" style:font-style-asian="normal" style:font-size-complex="48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"</text:span>All I want for <text:span text:style-name="T10">Christmas</text:span> is you... and you... and <text:span text:style-name="T2">youuuuu</text:span>!<text:span text:style-name="T6">"</text:span></text:p>
      <text:p text:style-name="P1"><text:s/>Mariah <text:span text:style-name="T5">įkvėpti</text:span> mes pagaliau vieni<text:span text:style-name="T10"> kitus pamatysime,</text:span> nes <text:span text:style-name="T11">THIS IS WHAT WE ALL WANT and YES WE CAN!</text:span> </text:p>
      <text:p text:style-name="P1"/>
      <text:p text:style-name="P1"><text:span text:style-name="T1">Data: gruodžio 27 d</text:span>., 19 val. Adresas: <text:span text:style-name="T12">Elinos</text:span> mansionas, Kauno g. 6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2:52:25.539683824</meta:creation-date>
    <dc:date>2016-12-23T12:55:32.761156467</dc:date>
    <meta:editing-duration>PT3M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41" meta:character-count="225" meta:non-whitespace-character-count="185"/>
  </office:meta>
</office:document-meta>
</file>